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3E8000005BEDB4EF67A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Bitstream Vera Sans" svg:font-family="'Bitstream Vera Sans'"/>
    <style:font-face style:name="Bitstream Vera Serif" svg:font-family="'Bitstream Vera Serif'"/>
    <style:font-face style:name="Lohit Hindi1" svg:font-family="'Lohit Hindi'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x="0in" svg:y="0.1299in" svg:width="6.6929in" svg:height="9.839in" draw:z-index="0"><draw:image xlink:href="Pictures/10000000000003E8000005BEDB4EF67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Bitstream Vera Sans" svg:font-family="'Bitstream Vera Sans'"/>
    <style:font-face style:name="Bitstream Vera Serif" svg:font-family="'Bitstream Vera Serif'"/>
    <style:font-face style:name="Lohit Hindi1" svg:font-family="'Lohit Hindi'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erif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Bitstream Vera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Bitstream Vera Serif"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Bitstream Vera Serif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itstream Vera Serif"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1-14T20:57:47</meta:creation-date>
    <meta:document-statistic meta:table-count="0" meta:image-count="1" meta:object-count="0" meta:page-count="1" meta:paragraph-count="0" meta:word-count="0" meta:character-count="0"/>
    <dc:date>2011-11-14T20:58:14</dc:date>
    <meta:editing-duration>PT27S</meta:editing-duration>
    <meta:editing-cycles>1</meta:editing-cycles>
    <meta:generator>LibreOffice/3.3$Unix LibreOffice_project/330m19$Build-401</meta:generator>
  </office:meta>
</office:document-meta>
</file>